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85" table:style-name="ce1">
            <text:p>0,85</text:p>
          </table:table-cell>
          <table:table-cell office:value-type="float" office:value="0.05" table:style-name="ce1">
            <text:p>0,05</text:p>
          </table:table-cell>
          <table:table-cell office:value-type="float" office:value="62.970930232558104" table:style-name="ce1">
            <text:p>62,97093023</text:p>
          </table:table-cell>
          <table:table-cell office:value-type="float" office:value="20.082325581395299" table:style-name="ce1">
            <text:p>20,08232558</text:p>
          </table:table-cell>
          <table:table-cell office:value-type="float" office:value="1.57189624746469" table:style-name="ce1">
            <text:p>1,571896247</text:p>
          </table:table-cell>
          <table:table-cell office:value-type="float" office:value="233.53634034595601" table:style-name="ce1">
            <text:p>233,5363403</text:p>
          </table:table-cell>
          <table:table-cell office:value-type="float" office:value="1.8696144531801699" table:style-name="ce1">
            <text:p>1,869614453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79" table:style-name="ce1">
            <text:p>0,79</text:p>
          </table:table-cell>
          <table:table-cell office:value-type="float" office:value="0.21" table:style-name="ce1">
            <text:p>0,21</text:p>
          </table:table-cell>
          <table:table-cell office:value-type="float" office:value="47.765822784810098" table:style-name="ce1">
            <text:p>47,76582278</text:p>
          </table:table-cell>
          <table:table-cell office:value-type="float" office:value="15.153291139240499" table:style-name="ce1">
            <text:p>15,15329114</text:p>
          </table:table-cell>
          <table:table-cell office:value-type="float" office:value="1.5099196832913" table:style-name="ce1">
            <text:p>1,509919683</text:p>
          </table:table-cell>
          <table:table-cell office:value-type="float" office:value="273.53536835212299" table:style-name="ce1">
            <text:p>273,5353684</text:p>
          </table:table-cell>
          <table:table-cell office:value-type="float" office:value="6.64275088332914" table:style-name="ce1">
            <text:p>6,642750883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5" table:style-name="ce1">
            <text:p>0,5</text:p>
          </table:table-cell>
          <table:table-cell office:value-type="float" office:value="0.46" table:style-name="ce1">
            <text:p>0,46</text:p>
          </table:table-cell>
          <table:table-cell office:value-type="float" office:value="56.24" table:style-name="ce1">
            <text:p>56,24</text:p>
          </table:table-cell>
          <table:table-cell office:value-type="float" office:value="12.977600000000001" table:style-name="ce1">
            <text:p>12,9776</text:p>
          </table:table-cell>
          <table:table-cell office:value-type="float" office:value="-0.266220450568874" table:style-name="ce1">
            <text:p>-0,266220451</text:p>
          </table:table-cell>
          <table:table-cell office:value-type="float" office:value="843.62164100591303" table:style-name="ce1">
            <text:p>843,621641</text:p>
          </table:table-cell>
          <table:table-cell office:value-type="float" office:value="62.664170720157102" table:style-name="ce1">
            <text:p>62,66417072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17" table:style-name="ce1">
            <text:p>0,17</text:p>
          </table:table-cell>
          <table:table-cell office:value-type="float" office:value="0.41" table:style-name="ce1">
            <text:p>0,41</text:p>
          </table:table-cell>
          <table:table-cell office:value-type="float" office:value="63.470588235294102" table:style-name="ce1">
            <text:p>63,47058824</text:p>
          </table:table-cell>
          <table:table-cell office:value-type="float" office:value="12.8764705882353" table:style-name="ce1">
            <text:p>12,87647059</text:p>
          </table:table-cell>
          <table:table-cell office:value-type="float" office:value="-1.95871000661058" table:style-name="ce1">
            <text:p>-1,958710007</text:p>
          </table:table-cell>
          <table:table-cell office:value-type="float" office:value="201.780720311728" table:style-name="ce1">
            <text:p>201,7807203</text:p>
          </table:table-cell>
          <table:table-cell office:value-type="float" office:value="2.1365591281328902" table:style-name="ce1">
            <text:p>2,136559128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16" table:style-name="ce1">
            <text:p>0,16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40" table:style-name="ce1">
            <text:p>40</text:p>
          </table:table-cell>
          <table:table-cell office:value-type="float" office:value="10.061249999999999" table:style-name="ce1">
            <text:p>10,06125</text:p>
          </table:table-cell>
          <table:table-cell office:value-type="float" office:value="-2.5310004723175599" table:style-name="ce1">
            <text:p>-2,531000472</text:p>
          </table:table-cell>
          <table:table-cell office:value-type="float" office:value="322.30279017577601" table:style-name="ce1">
            <text:p>322,3027902</text:p>
          </table:table-cell>
          <table:table-cell office:value-type="float" office:value="10.6555196394077" table:style-name="ce1">
            <text:p>10,65551964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" table:style-name="ce1">
            <text:p>0,9</text:p>
          </table:table-cell>
          <table:table-cell office:value-type="float" office:value="0.08" table:style-name="ce1">
            <text:p>0,08</text:p>
          </table:table-cell>
          <table:table-cell office:value-type="float" office:value="61.5730337078652" table:style-name="ce1">
            <text:p>61,57303371</text:p>
          </table:table-cell>
          <table:table-cell office:value-type="float" office:value="19.325505617977502" table:style-name="ce1">
            <text:p>19,32550562</text:p>
          </table:table-cell>
          <table:table-cell office:value-type="float" office:value="1.5461888543492199" table:style-name="ce1">
            <text:p>1,546188854</text:p>
          </table:table-cell>
          <table:table-cell office:value-type="float" office:value="233.79631377885801" table:style-name="ce1">
            <text:p>233,7963138</text:p>
          </table:table-cell>
          <table:table-cell office:value-type="float" office:value="2.9863068881876802" table:style-name="ce1">
            <text:p>2,986306888</text:p>
          </table:table-cell>
          <table:table-cell office:value-type="string" table:style-name="ce1">
            <text:p>[0.75459394 0.24540606]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20:52:00Z</dc:date>
    <meta:editing-cycles>15</meta:editing-cycles>
    <meta:editing-duration>PT0S</meta:editing-duration>
  </office:meta>
</office:document-meta>
</file>